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877b5a" officeooo:paragraph-rsid="00877b5a"/>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877b5a" officeooo:paragraph-rsid="00877b5a"/>
    </style:style>
    <style:style style:name="P4" style:family="paragraph" style:parent-style-name="Standard">
      <style:text-properties fo:language="en" fo:country="US" officeooo:rsid="00106f63" officeooo:paragraph-rsid="00840176"/>
    </style:style>
    <style:style style:name="P5" style:family="paragraph" style:parent-style-name="Standard">
      <style:text-properties style:font-name="Garamond Premr Pro" fo:language="en" fo:country="US" officeooo:rsid="00732722" officeooo:paragraph-rsid="00840176"/>
    </style:style>
    <style:style style:name="P6" style:family="paragraph" style:parent-style-name="Standard">
      <style:text-properties style:font-name="Garamond Premr Pro" fo:language="en" fo:country="US" officeooo:rsid="008ae5a2" officeooo:paragraph-rsid="008ae5a2"/>
    </style:style>
    <style:style style:name="P7" style:family="paragraph" style:parent-style-name="Standard">
      <style:text-properties officeooo:paragraph-rsid="008ae5a2"/>
    </style:style>
    <style:style style:name="P8" style:family="paragraph" style:parent-style-name="Standard">
      <style:text-properties style:font-name="Garamond Premr Pro" fo:font-size="13pt" fo:language="en" fo:country="US" officeooo:rsid="008b0b28" officeooo:paragraph-rsid="008ae5a2"/>
    </style:style>
    <style:style style:name="P9" style:family="paragraph" style:parent-style-name="Standard">
      <style:text-properties style:font-name="Garamond Premr Pro" fo:font-size="13pt" fo:language="en" fo:country="US" officeooo:rsid="008b0b28" officeooo:paragraph-rsid="008b0b28"/>
    </style:style>
    <style:style style:name="P10" style:family="paragraph" style:parent-style-name="Standard">
      <style:text-properties style:font-name="Garamond Premr Pro" fo:font-size="13pt" fo:language="en" fo:country="US" officeooo:rsid="008b0b28" officeooo:paragraph-rsid="008c3f18"/>
    </style:style>
    <style:style style:name="P11" style:family="paragraph" style:parent-style-name="Standard">
      <style:text-properties style:font-name="Garamond Premr Pro" fo:font-size="13pt" fo:language="en" fo:country="US" officeooo:rsid="008b0b28" officeooo:paragraph-rsid="008c8f48"/>
    </style:style>
    <style:style style:name="P12" style:family="paragraph" style:parent-style-name="Standard">
      <style:text-properties style:font-name="Garamond Premr Pro" fo:font-size="13pt" fo:language="en" fo:country="US" officeooo:rsid="008c8f48" officeooo:paragraph-rsid="008c8f48"/>
    </style:style>
    <style:style style:name="P13" style:family="paragraph" style:parent-style-name="Standard">
      <style:text-properties style:font-name="Garamond Premr Pro" fo:font-size="13pt" fo:language="en" fo:country="US" officeooo:rsid="008c8f48" officeooo:paragraph-rsid="008e6f6f"/>
    </style:style>
    <style:style style:name="P14" style:family="paragraph" style:parent-style-name="Standard">
      <style:text-properties style:font-name="Garamond Premr Pro" fo:font-size="13pt" fo:language="en" fo:country="US" officeooo:rsid="008e6f6f" officeooo:paragraph-rsid="008e6f6f"/>
    </style:style>
    <style:style style:name="P15" style:family="paragraph" style:parent-style-name="Standard">
      <style:paragraph-properties fo:text-align="center" style:justify-single-word="false"/>
      <style:text-properties style:font-name="Garamond Premr Pro" fo:font-size="13pt" fo:language="en" fo:country="US" officeooo:rsid="008e6f6f" officeooo:paragraph-rsid="008e6f6f"/>
    </style:style>
    <style:style style:name="P16" style:family="paragraph" style:parent-style-name="Standard">
      <style:text-properties style:font-name="Garamond Premr Pro" fo:font-size="13pt" fo:language="en" fo:country="US" officeooo:rsid="008e6f6f" officeooo:paragraph-rsid="008e97df"/>
    </style:style>
    <style:style style:name="T1" style:family="text">
      <style:text-properties officeooo:rsid="0088f97b"/>
    </style:style>
    <style:style style:name="T2" style:family="text">
      <style:text-properties officeooo:rsid="008ae5a2"/>
    </style:style>
    <style:style style:name="T3" style:family="text">
      <style:text-properties style:font-name="Garamond Premr Pro" fo:language="en" fo:country="US" officeooo:rsid="008ae5a2"/>
    </style:style>
    <style:style style:name="T4" style:family="text">
      <style:text-properties style:font-name="Garamond Premr Pro" fo:language="en" fo:country="US" officeooo:rsid="008b0b28"/>
    </style:style>
    <style:style style:name="T5" style:family="text">
      <style:text-properties style:font-name="Garamond Premr Pro" fo:font-size="13pt" fo:language="en" fo:country="US" officeooo:rsid="008ae5a2"/>
    </style:style>
    <style:style style:name="T6" style:family="text">
      <style:text-properties style:font-name="Garamond Premr Pro" fo:font-size="13pt" fo:language="en" fo:country="US" officeooo:rsid="008b0b28"/>
    </style:style>
    <style:style style:name="T7" style:family="text">
      <style:text-properties officeooo:rsid="008c3f18"/>
    </style:style>
    <style:style style:name="T8" style:family="text">
      <style:text-properties officeooo:rsid="008c8f48"/>
    </style:style>
    <style:style style:name="T9" style:family="text">
      <style:text-properties officeooo:rsid="008d4e8a"/>
    </style:style>
    <style:style style:name="T10" style:family="text">
      <style:text-properties officeooo:rsid="008e6f6f"/>
    </style:style>
    <style:style style:name="T11" style:family="text">
      <style:text-properties officeooo:rsid="00922db3"/>
    </style:style>
    <style:style style:name="T12" style:family="text">
      <style:text-properties officeooo:rsid="008e97df"/>
    </style:style>
    <style:style style:name="T13" style:family="text">
      <style:text-properties officeooo:rsid="008ef7bc"/>
    </style:style>
    <style:style style:name="T14" style:family="text">
      <style:text-properties officeooo:rsid="0090b277"/>
    </style:style>
    <style:style style:name="T15" style:family="text">
      <style:text-properties fo:font-style="italic" officeooo:rsid="0090b277" style:font-style-asian="italic" style:font-style-complex="italic"/>
    </style:style>
    <style:style style:name="T16" style:family="text">
      <style:text-properties officeooo:rsid="00922e9a"/>
    </style:style>
    <style:style style:name="T17" style:family="text">
      <style:text-properties officeooo:rsid="00922f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s fucking cars</text:p>
      <text:p text:style-name="P2"/>
      <text:p text:style-name="P3">Exactly what it says on the tin</text:p>
      <text:p text:style-name="P2"/>
      <text:p text:style-name="P4"/>
      <text:p text:style-name="P4"/>
      <text:p text:style-name="P5"><text:tab/><text:span text:style-name="T1">With a thunderous clap of his wings, Nightingale takes off under the bright daylight. After being confined to the underground tunnels of the military site 21 for so long, his obsidian-black scales shivered under the warm rays of the Sun.</text:span></text:p>
      <text:p text:style-name="P5"/>
      <text:p text:style-name="P5"><text:tab/>“<text:span text:style-name="T1">Finally leaving that grave behind” he growled, letting the strong winds carry him to the upper currents. “That douchebag commando loves dragging his training sessions on, I’m sure he’s got a kink for wasting people’s time.”</text:span></text:p>
      <text:p text:style-name="P5"/>
      <text:p text:style-name="P5"><text:tab/><text:span text:style-name="T1">The cooler air streams help him ease his nerves, but only by a little. Oh, how tempting it would be to just let the wind carry him above the clouds, where no one else could hear him roar his frustration away, watching as his shadow would tower over the nearby city like an anthill…</text:span></text:p>
      <text:p text:style-name="P5"/>
      <text:p text:style-name="P5"><text:tab/><text:span text:style-name="T1">But not now. There was another primal hunger for him to satiate. </text:span><text:span text:style-name="T2">Folding up his wings slightly, Nightingale’s course took on a nosedive towards the little town neighbouring the military complex. It wasn’t a particularly bustling one – especially in the middle of nowhere this place was hidden in – being used simply as resting grounds for the human division working here, as well as a few shacks and caves dug under the rock to house members of his stature. But the pitch-black dragon wasn’t here to rest; instead, he had another place on his mind to visit.</text:span></text:p>
      <text:p text:style-name="P5"/>
      <text:p text:style-name="P6">Nightingale slows his descent, gliding his way on a few dozen meters up to a vacant parking lot, on used by a nearby grocery store. At this hour, the humans were busy in the dragon stalls or in the military base, and so few would be able to bother him while his eyes wandered over the abandoned place.</text:p>
      <text:p text:style-name="P6"/>
      <text:p text:style-name="P6"><text:tab/>“Well, well, what do we have here?” Nightingale coos, licking his lips.</text:p>
      <text:p text:style-name="P6"/>
      <text:p text:style-name="P6"><text:tab/>Today was a lucky day. A few vehicles littered around the place, probably belonging to the employees of the store. One in particular, hidden beneath the giant solar panels of the parking, caught his attention.</text:p>
      <text:p text:style-name="P6"/>
      <text:p text:style-name="P6"><text:tab/>“Why, hello there, pretty girl”, Nightingale says. “You’ll do just fine for today.”</text:p>
      <text:p text:style-name="P6"/>
      <text:p text:style-name="P7"><text:span text:style-name="T3"><text:tab/>Strolling past the other mundane cars – none deserving the attention of a dragon – his eyes remained on the </text:span><text:span text:style-name="T4">catch</text:span><text:span text:style-name="T3"> of the day: A </text:span><text:span text:style-name="T5">Ford Mustang Mach-E, </text:span><text:span text:style-name="T6">its paint almost as black as his scales, probably the prized possession of the manager of the place. Bad news for him; this prize </text:span><text:soft-page-break/><text:span text:style-name="T6">would be Nightingale’s for a while, as he lifted off the front of the car with one claw and dragged it off from under the solar panels, allowing it too warm up for a bit before fun starts.</text:span></text:p>
      <text:p text:style-name="P8"/>
      <text:p text:style-name="P8"><text:tab/>Its owner would have probably objected, but Nightingale was a gentleman. He would be gentle, indeed… Before letting his rutting instincts take over.</text:p>
      <text:p text:style-name="P8"/>
      <text:p text:style-name="P8"><text:tab/>“Heh, an electric?” Nightingale scoffs, sniffing at the rear end of the vehicle, snorting at the sight of a lack of an exhaust pipe. “I prefer my rides tighter. Though I’ve never done it with an EV before. Let’s see if that fancy ass of yours can take a beating.”</text:p>
      <text:p text:style-name="P8"/>
      <text:p text:style-name="P9"><text:tab/>The massive reptile takes its place on the vehicle, letting his belly rub lazily against the roof of the Mustang. His weight makes the suspensions creak for a bit, but the thing seems sturdy enough to support him, allowing him to rest his head on the hood. </text:p>
      <text:p text:style-name="P9"/>
      <text:p text:style-name="P10"><text:tab/>Slowly, Nightingale rubs his slit against the rear window. <text:span text:style-name="T7">As the lust builds up in his body, making him almost belch out some flames, his long, purple tongue-like appendage pokes its tapered head out of its hiding place, gorged with hot blue blood. He lets it </text:span><text:span text:style-name="T8">tap</text:span><text:span text:style-name="T7"> against the window </text:span><text:span text:style-name="T8">a couple of times</text:span><text:span text:style-name="T7">, sending tingles of pleasure travel his limbs while his member pulses with primal desires, his breath already heavy from the anticipation.</text:span></text:p>
      <text:p text:style-name="P9"/>
      <text:p text:style-name="P9"><text:tab/>“<text:span text:style-name="T7">I’m gonna take you up for a ride” Nightingale coos. “</text:span><text:span text:style-name="T8">How long do you think it’s gonna take before your owner notices us?”</text:span></text:p>
      <text:p text:style-name="P9"/>
      <text:p text:style-name="P11"><text:tab/><text:span text:style-name="T8">Without further ado, Nightingale buckles up… And violently thrusts his hips into the window, smashing it to pieces and burying his gigantic dick straight between the cushioned back seats. </text:span></text:p>
      <text:p text:style-name="P12"/>
      <text:p text:style-name="P12"><text:tab/>Immediately, a blaring horn roars out from the vehicle, its security having detected the intrusion. The loud unwelcomed alarm, mixed with bristling sensation of the glass shards cutting his dick, makes him wince for a brief moment, before lust takes over again. This wasn’t as bad as it sounded; he’s met dragonesses with a sharper rear end. At least, the smell of the blood helped the immersion, reminding him of the time he took his sister’s virginity. And the color, too. Gosh, this Mustang remind<text:span text:style-name="T9">s </text:span>him too much of her.</text:p>
      <text:p text:style-name="P12"/>
      <text:p text:style-name="P12"><text:tab/>Which only embolden<text:span text:style-name="T9">s</text:span> him even more, giving his thrusts the strength they need to shake off the glass shards against the cushy seats. The softness of the pillows help easing the pain, and the warmth of the sunlight rejuvenate<text:span text:style-name="T9">s</text:span> him after the cold trip he took to get here.</text:p>
      <text:p text:style-name="P12"/>
      <text:p text:style-name="P12"><text:tab/>“Damn, this stupid alarm won’t go off” he growls, grabbing the car by its sides. “Better make this quick.”</text:p>
      <text:p text:style-name="P12"/>
      <text:p text:style-name="P12"><text:tab/><text:span text:style-name="T9">The back and forth of his hips grows in intensity. He didn’t like rushing things like this – especially with pretty girls like this one – but the need was too much.</text:span></text:p>
      <text:p text:style-name="P12"/>
      <text:p text:style-name="P12"><text:soft-page-break/><text:tab/><text:span text:style-name="T9">The joints of the car creak louder in tandem with the rocking of the couple. Lust builds over more and more in Nightingale, leaving him panting and belching cinders as his shaft starts dislodging the insides of the vehicle like he rearranged the insides of his sister. The memory of her roaring of pleasure as he pounded in and out of her only make things move faster.</text:span></text:p>
      <text:p text:style-name="P12"/>
      <text:p text:style-name="P12"><text:tab/><text:span text:style-name="T9">Before he knew it, Nightingale hilts himself to the hips, burying is massive cock in the makeshift fleshlight. His stinger pulses, before he lets out a triumphant roar. Thick ropes of cum shoots out from the tip of his dick, spraying the dashboard and the front window, load after load painting the leather of the seats white, marking his new mate as his new trophy.</text:span></text:p>
      <text:p text:style-name="P12"/>
      <text:p text:style-name="P12"><text:tab/>“<text:span text:style-name="T9">Ah… Ah… There we go, girl. Wasn’t it pleasant?” Nightingale pants, letting his pulsating purple tongue rest in between the sticky cushions, </text:span><text:span text:style-name="T10">basking in the aftermath glow of a post-coital orgasm.</text:span></text:p>
      <text:p text:style-name="P12"/>
      <text:p text:style-name="P13"><text:tab/><text:span text:style-name="T10">Then, after a few seconds, he lets go of his catch, his now limp dick withdrawing into his slit, whistling to himself as he takes a good look at the mess he made, a mix of shards of glass glued with his hot sticky cum to the misshaped pillows of the seat, disfigured after the passage of his battering ram.</text:span></text:p>
      <text:p text:style-name="P14"/>
      <text:p text:style-name="P14"><text:tab/>“I’ll never get tired of this view” Nightingale says, sighing in relief as the alarm finally goes off. “Not as pleasant as a regular diesel, though – I miss those pipes.”</text:p>
      <text:p text:style-name="P14"/>
      <text:p text:style-name="P14"><text:tab/>A squeaky cry from the building alerts him of another presence; it’s one of those humans working here, probably the owner of the Mustang. Well, it was good while it lasted. While the obsidian dragon would have loved to bask in the sunlight with his lover, he takes the hint and spreads his wings, lifting himself high up in the air in a few powerful swipes, before real trouble starts to come in.</text:p>
      <text:p text:style-name="P14"/>
      <text:p text:style-name="P14"><text:tab/>As the wind carries him back to the base, Nightingale can’t help but giggle in glee. This, this is the best life he could ever hope for. A cushy, high paying job as a dragon soldier, a hot sister to take care of his needs when his favorite cars go off to the garage for repairs, and freedom to fly and fuck whenever and wherever the wind carries him. Truly, he won the lottery of life.</text:p>
      <text:p text:style-name="P14"/>
      <text:p text:style-name="P15">***</text:p>
      <text:p text:style-name="P14"/>
      <text:p text:style-name="P14"><text:tab/>The sounds of metal <text:span text:style-name="T11">screeching</text:span> fill the dimly lit cavern once more. Like every night, in fact. Nightingale might have had some fun this morning, but it was just that, the morning. It was, as he said, the sign of a healthy dragon to maintain such a high libido even after an intense training session draining him of his energy.</text:p>
      <text:p text:style-name="P14"/>
      <text:p text:style-name="P14"><text:tab/>“Nightingale...” his sister – Nael – interjects between two heavy grunts.</text:p>
      <text:p text:style-name="P14"/>
      <text:p text:style-name="P16"><text:tab/>“One sec, sis” he pants. “<text:span text:style-name="T12">Kinda busy right now.”</text:span></text:p>
      <text:p text:style-name="P16"/>
      <text:p text:style-name="P16"><text:soft-page-break/><text:tab/><text:span text:style-name="T13">She sighs, as the scent of precum mixed with gasoline fills the room, subtly accompanied by the loud battering of a dragon’s hips against a car trunk, scales scraping against the warm metal frame of the back doors of the vehicle.</text:span></text:p>
      <text:p text:style-name="P16"/>
      <text:p text:style-name="P16"><text:tab/>“<text:span text:style-name="T13">Nightingale, do I want to know why someone called back at out base regarding </text:span><text:span text:style-name="T14">the</text:span><text:span text:style-name="T13"> ‘</text:span><text:span text:style-name="T14">vandalizing</text:span><text:span text:style-name="T13">’ of a human vehicle?”</text:span></text:p>
      <text:p text:style-name="P16"/>
      <text:p text:style-name="P16"><text:tab/>“<text:span text:style-name="T12">Dunno”, he replies. </text:span>“Oh man, this is the tightest exhaust pipe I’ve even seen! <text:span text:style-name="T12">Ambulances are the best…</text:span>”</text:p>
      <text:p text:style-name="P16"/>
      <text:p text:style-name="P16"><text:tab/>“<text:span text:style-name="T14">Fucking hell, ‘Gale, I can’t even remember how many times I’ve told you off. No going after civilians’ cars! Out division is already going through so much useless paperwork because your squad boys keep fucking the tanks back at twenty-one.”</text:span></text:p>
      <text:p text:style-name="P16"/>
      <text:p text:style-name="P16"><text:tab/>“<text:span text:style-name="T14">Yeah, yeah, but this one was great” retorts the obsidian dragon. “Black, shiny, smooth as hell, inside </text:span><text:span text:style-name="T15">and</text:span><text:span text:style-name="T14"> outside. It’s even an electric, just like you sis.”</text:span></text:p>
      <text:p text:style-name="P16"/>
      <text:p text:style-name="P16"><text:tab/>“<text:span text:style-name="T11">Great, so how about you start fucking me again instead of those things” she sighs, letting a few sparks escape her snout. “I don’t even know what you guys find so attractive about the humans’ fleshlights. Why do you keep fucking these things when I’m right here instead?”</text:span></text:p>
      <text:p text:style-name="P16"/>
      <text:p text:style-name="P16"><text:tab/>“<text:span text:style-name="T11">The cars don’t talk back, sis” he manages to laugh, as his pent up lust start building up once more in his groin.</text:span></text:p>
      <text:p text:style-name="P16"/>
      <text:p text:style-name="P16"><text:tab/><text:span text:style-name="T11">Nightingale increases his pace, once again. Nael sighs once more – his brother could have sworn she sighed more than she talked at times – and took place near him laying down on the comfy mattress while waiting for his brother to finish.</text:span></text:p>
      <text:p text:style-name="P16"/>
      <text:p text:style-name="P16"><text:tab/><text:span text:style-name="T11">He doesn’t make her wait for long, as he suddenly bucks his hips and thrusts one more time, making the exhaust pipe let out a slight screech as it fills with the dragon’s hot sticky cum, the suddenly pressure slightly distorting the </text:span><text:span text:style-name="T16">entrance</text:span><text:span text:style-name="T11">. </text:span><text:span text:style-name="T16">Nightingale lets out a growl of satisfaction, before letting the ambulance crash down on the floor and himself fall back on the cushions with out ‘thump’.</text:span></text:p>
      <text:p text:style-name="P16"/>
      <text:p text:style-name="P16"><text:tab/>“<text:span text:style-name="T16">I swear” Neal chimes in, extending her neck towards her brother’s now limp penis, sticking her tongue out to clean up the mess. “You really need to get your libido in check, or it’s gonna cause us trouble with the humans down there.”</text:span></text:p>
      <text:p text:style-name="P16"/>
      <text:p text:style-name="P16"><text:tab/>“<text:span text:style-name="T16">You worry too much, Nael.”</text:span></text:p>
      <text:p text:style-name="P16"/>
      <text:p text:style-name="P16"><text:tab/><text:span text:style-name="T16">He lets out a purr of satisfaction as his sister takes his whole length in her maw, hoping the stimulation would get him going once again. The view alone of her bobbing her head up and down, pumping his dick for the last remains of his cum, was enough to make his day even brighter. </text:span><text:span text:style-name="T17">Once she gets him going again, she starts sliding her body underneath his, as he takes place on his </text:span><text:soft-page-break/><text:span text:style-name="T17">rightful place; on her back, his head nuzzled against her neck near the ground as his prehensile shaft finds its way towards her pulsating, needy slit.</text:span></text:p>
      <text:p text:style-name="P16"/>
      <text:p text:style-name="P16"><text:tab/><text:span text:style-name="T17">Finishing the day off like that? Yeah, Nightingale really won at the lottery of li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41M12S</meta:editing-duration>
    <meta:editing-cycles>10</meta:editing-cycles>
    <meta:generator>LibreOffice/25.2.4.3$Windows_X86_64 LibreOffice_project/33e196637044ead23f5c3226cde09b47731f7e27</meta:generator>
    <meta:creation-date>2025-11-01T12:32:01.561505000</meta:creation-date>
    <dc:title>Format prompt histoire</dc:title>
    <dc:date>2025-11-01T22:49:38.597119000</dc:date>
    <meta:document-statistic meta:table-count="0" meta:image-count="0" meta:object-count="0" meta:page-count="5" meta:paragraph-count="45" meta:word-count="1848" meta:character-count="10388" meta:non-whitespace-character-count="8531"/>
    <meta:template xlink:type="simple" xlink:actuate="onRequest" xlink:title="Format prompt histoire" xlink:href="file:///C:/Users/Clément/AppData/Roaming/LibreOffice/4/user/template/Format%20prompt%20histoire.ott" meta:date="2025-11-01T12:32:01.410705300"/>
  </office:meta>
</office:document-meta>
</file>